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7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240" style:family="paragraph" style:parent-style-name="Table_20_Contents">
      <style:text-properties style:font-name="ＭＳ Ｐゴシック" style:font-name-asian="ＭＳ Ｐゴシック"/>
    </style:style>
    <style:style style:name="P24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42" style:family="paragraph" style:parent-style-name="Text_20_body" style:list-style-name="L208">
      <style:text-properties style:font-name="Arial" fo:font-size="13pt" style:font-name-asian="Arimo" style:font-size-asian="13pt" style:font-size-complex="13pt"/>
    </style:style>
    <style:style style:name="P243" style:family="paragraph" style:parent-style-name="Text_20_body">
      <style:text-properties style:font-name="ＭＳ Ｐゴシック" style:font-name-asian="ＭＳ Ｐゴシック"/>
    </style:style>
    <style:style style:name="P244" style:family="paragraph" style:parent-style-name="Text_20_body" style:list-style-name="L207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50" style:family="paragraph" style:parent-style-name="Standard" style:list-style-name="L208">
      <style:text-properties style:font-name="Arial" fo:font-size="13pt" style:font-name-asian="Arimo" style:font-size-asian="13pt" style:font-size-complex="13pt"/>
    </style:style>
    <style:style style:name="P2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8174790988524168022" text:style-name="L1">
              <text:list-item>
                <text:p text:style-name="P17">開始 <text:s/>：　１０：１０무렵</text:p>
              </text:list-item>
              <text:list-item>
                <text:p text:style-name="P17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8138146982649770837" text:style-name="L2">
              <text:list-item>
                <text:p text:style-name="P18">足立工業。세 사람. </text:p>
              </text:list-item>
              <text:list-item>
                <text:p text:style-name="P18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8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8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6072219479239191233" text:style-name="L3">
              <text:list-item>
                <text:p text:style-name="P19">바이브는 세 사람으로 했었다. 제일 마지막, 슬라브를 칠 때가 되어, 두 사람으로 했다.</text:p>
              </text:list-item>
              <text:list-item>
                <text:p text:style-name="P19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4096427016521901811" text:style-name="L4">
              <text:list-item>
                <text:p text:style-name="P20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977040852851981589" text:style-name="L5">
              <text:list-item>
                <text:p text:style-name="P21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8924385362080102871" text:style-name="L6">
              <text:list-item>
                <text:p text:style-name="P22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5159065608059117015" text:style-name="L7">
              <text:list-item>
                <text:p text:style-name="P23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6252155801140135504" text:style-name="L8">
              <text:list-item>
                <text:p text:style-name="P24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3172302993247080084" text:style-name="L9">
              <text:list-item>
                <text:p text:style-name="P25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291284998404721597" text:style-name="L10">
              <text:list-item>
                <text:p text:style-name="P26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4046466794835896812" text:style-name="L11">
              <text:list-item>
                <text:p text:style-name="P2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1208227561869061360" text:style-name="L12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5959667071621872236" text:style-name="L13">
              <text:list-item>
                <text:p text:style-name="P29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1111074963085857211" text:style-name="L14">
              <text:list-item>
                <text:p text:style-name="P30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2940214970148908883" text:style-name="L15">
              <text:list-item>
                <text:p text:style-name="P31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5647617038579802335" text:style-name="L16">
              <text:list-item>
                <text:p text:style-name="P32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6935013319358964116" text:style-name="L17">
              <text:list-item>
                <text:p text:style-name="P33">開始　：　９時すぎか。</text:p>
              </text:list-item>
              <text:list-item>
                <text:p text:style-name="P33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8678080820379178117" text:style-name="L18">
              <text:list-item>
                <text:p text:style-name="P34">那須産業。두 사람.</text:p>
              </text:list-item>
              <text:list-item>
                <text:p text:style-name="P34">한 사람은 일본인. <text:s/>다른 사람은 베트남인인가.</text:p>
              </text:list-item>
              <text:list-item>
                <text:p text:style-name="P34">일본인 분. 직장인가. 체격이 좋다. / 처음 때, 토공 가게 분들의 이른바 `도시락` 을 스스로 그 위치를 바꾸고 있었다. </text:p>
              </text:list-item>
              <text:list-item>
                <text:p text:style-name="P34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2842581832443669428" text:style-name="L19">
              <text:list-item>
                <text:p text:style-name="P35">바이브(진동기), 두 사람. / 내가 담당했던 사람은 베트남인. 젊다. 작은 몸집.</text:p>
              </text:list-item>
              <text:list-item>
                <text:p text:style-name="P35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1527158866436514900" text:style-name="L20">
              <text:list-item>
                <text:p text:style-name="P36">본직 사람일까. 175 정도. 긴 몸집. 길쭉하다.</text:p>
              </text:list-item>
              <text:list-item>
                <text:p text:style-name="P36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2186348290730526514" text:style-name="L21">
              <text:list-item>
                <text:p text:style-name="P37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4741341479269988680" text:style-name="L22">
              <text:list-item>
                <text:p text:style-name="P38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4371113684496263013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1351563591095529102" text:style-name="L24">
              <text:list-item>
                <text:p text:style-name="P40">세 명. 소장은 간사이의 사람인가. 말 속에 그 지역의 억양이 넣고 있다.</text:p>
              </text:list-item>
              <text:list-item>
                <text:p text:style-name="P40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2984760895557162995" text:style-name="L25">
              <text:list-item>
                <text:p text:style-name="P41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7689297825939019258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3226870600568202376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954068745723877349" text:style-name="L28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3468853754019024235" text:style-name="L29">
              <text:list-item>
                <text:p text:style-name="P45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372264162283651747" text:style-name="L30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1661543127553749596" text:style-name="L31">
              <text:list-item>
                <text:p text:style-name="P47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4378241133687354933" text:style-name="L32">
              <text:list-item>
                <text:p text:style-name="P48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1076334736359674435" text:style-name="L33">
              <text:list-item>
                <text:p text:style-name="P49">開始　：　９：１０ 정도</text:p>
              </text:list-item>
              <text:list-item>
                <text:p text:style-name="P49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4856955266751501409" text:style-name="L34">
              <text:list-item>
                <text:p text:style-name="P50">`貢石` 。두 명</text:p>
              </text:list-item>
              <text:list-item>
                <text:p text:style-name="P50">컨트롤러를 갓고 있었던 분은 `てつ` 라는 문자가 들어있는 씰을 헬벳에 붙이고 있다.</text:p>
              </text:list-item>
              <text:list-item>
                <text:p text:style-name="P50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8763069077061983151" text:style-name="L35">
              <text:list-item>
                <text:p text:style-name="P51">바이브 두 명.</text:p>
              </text:list-item>
              <text:list-item>
                <text:p text:style-name="P51">내가 담당해던 분은 베트남인. 165 좀. 젊다.</text:p>
              </text:list-item>
              <text:list-item>
                <text:p text:style-name="P51">이전에도 본 적이 있을까. / 본 적이 있는 것 같은 느낌이 있다.</text:p>
              </text:list-item>
              <text:list-item>
                <text:p text:style-name="P51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9216411560762118580" text:style-name="L36">
              <text:list-item>
                <text:p text:style-name="P52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2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3988176501795899581" text:style-name="L37">
              <text:list-item>
                <text:p text:style-name="P53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3909308441941451551" text:style-name="L38">
              <text:list-item>
                <text:p text:style-name="P54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7277912224389363864" text:style-name="L39">
              <text:list-item>
                <text:p text:style-name="P55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2722907925017323563" text:style-name="L40">
              <text:list-item>
                <text:p text:style-name="P56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5860904001031772132" text:style-name="L41">
              <text:list-item>
                <text:p text:style-name="P57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5849993508542840993" text:style-name="L42">
              <text:list-item>
                <text:p text:style-name="P58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1030621851401048112" text:style-name="L43">
              <text:list-item>
                <text:p text:style-name="P59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7110338932157018389" text:style-name="L44">
              <text:list-item>
                <text:p text:style-name="P60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2099330771518640773" text:style-name="L45">
              <text:list-item>
                <text:p text:style-name="P61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3601385359890321164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7301853350247755818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5033189044842585931" text:style-name="L48">
              <text:list-item>
                <text:p text:style-name="P64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570563333063065670" text:style-name="L49">
              <text:list-item>
                <text:p text:style-name="P65">開始　９：００무렵 이었을까.</text:p>
              </text:list-item>
              <text:list-item>
                <text:p text:style-name="P65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2592008640077287788" text:style-name="L50">
              <text:list-item>
                <text:p text:style-name="P66">FUJITA</text:p>
              </text:list-item>
              <text:list-item>
                <text:p text:style-name="P66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7709718360488501417" text:style-name="L51">
              <text:list-item>
                <text:p text:style-name="P67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7756211933115204457" text:style-name="L52">
              <text:list-item>
                <text:p text:style-name="P68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951129886287628043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6534717495030209484" text:style-name="L54">
              <text:list-item>
                <text:p text:style-name="P70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4681783842425432124" text:style-name="L55">
              <text:list-item>
                <text:p text:style-name="P71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7390846147777036816" text:style-name="L56">
              <text:list-item>
                <text:p text:style-name="P72">세 사람. 타설 담당은 두 사람. / 모두 키가 크다.</text:p>
              </text:list-item>
              <text:list-item>
                <text:p text:style-name="P72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5078877825932088582" text:style-name="L57">
              <text:list-item>
                <text:p text:style-name="P73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6035228857771579249" text:style-name="L58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1438912396247450965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6458259440871404494" text:style-name="L60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5454331629683266533" text:style-name="L61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1147288733380441326" text:style-name="L62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3482839708444279900" text:style-name="L63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7845446436356268471" text:style-name="L64">
              <text:list-item>
                <text:p text:style-name="P80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834496250772728144" text:style-name="L65">
              <text:list-item>
                <text:p text:style-name="P81">開始　9시 무렵</text:p>
              </text:list-item>
              <text:list-item>
                <text:p text:style-name="P81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1614931869727756149" text:style-name="L66">
              <text:list-item>
                <text:p text:style-name="P82">10 톤. 회사명은 불명. 알아려고 하지 않았다.</text:p>
              </text:list-item>
              <text:list-item>
                <text:p text:style-name="P82">두 명. 모두 젊은 사람.</text:p>
              </text:list-item>
              <text:list-item>
                <text:p text:style-name="P82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781245262224519921" text:style-name="L67">
              <text:list-item>
                <text:p text:style-name="P83">바이브 두 명. 세 명 이었던 때도 있었을까.</text:p>
              </text:list-item>
              <text:list-item>
                <text:p text:style-name="P83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4042171176412344743" text:style-name="L68">
              <text:list-item>
                <text:p text:style-name="P84">전기 본직 분 있을까. &lt;2&gt; 아사쿠사에서 오는다라고 한다.</text:p>
              </text:list-item>
              <text:list-item>
                <text:p text:style-name="P84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445194116514074172" text:style-name="L69">
              <text:list-item>
                <text:p text:style-name="P8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4935573003613653166" text:style-name="L70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8863119889922984433" text:style-name="L71">
              <text:list-item>
                <text:p text:style-name="P8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6012211244113957623" text:style-name="L72">
              <text:list-item>
                <text:p text:style-name="P88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7912394789958804579" text:style-name="L73">
              <text:list-item>
                <text:p text:style-name="P89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1901461027077948465" text:style-name="L74">
              <text:list-item>
                <text:p text:style-name="P9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1731901337885839178" text:style-name="L75">
              <text:list-item>
                <text:p text:style-name="P9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1950475675957108328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5000696793563801560" text:style-name="L77">
              <text:list-item>
                <text:p text:style-name="P93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5561428169042947001" text:style-name="L78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3039702951026384283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2193558677987954020" text:style-name="L80">
              <text:list-item>
                <text:p text:style-name="P96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9036022050078069460" text:style-name="L81">
              <text:list-item>
                <text:p text:style-name="P97">開始　：　10 시 지날 때.</text:p>
              </text:list-item>
              <text:list-item>
                <text:p text:style-name="P97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2177791312181747046" text:style-name="L82">
              <text:list-item>
                <text:p text:style-name="P98">3 명. 모두 일본 사람.</text:p>
              </text:list-item>
              <text:list-item>
                <text:p text:style-name="P98">호스를 잡고 있었던 사람. 젊은 사람. 20대 후방 정도 일까.</text:p>
              </text:list-item>
              <text:list-item>
                <text:p text:style-name="P98">호스 돌리기 담당. 약간 높은 나이의 사람. 60 대 전반 일까. 얼굴 피부는 얕은 검은 색. 얼굴 피부는 얕은 검은 색.</text:p>
              </text:list-item>
              <text:list-item>
                <text:p text:style-name="P98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4481264252975846516" text:style-name="L83">
              <text:list-item>
                <text:p text:style-name="P99">내가 담당한 사람. 얼굴 윤곽은 사각형. 165 정도. </text:p>
              </text:list-item>
              <text:list-item>
                <text:p text:style-name="P99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8371036652962332565" text:style-name="L84">
              <text:list-item>
                <text:p text:style-name="P100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4848080306208825452" text:style-name="L85">
              <text:list-item>
                <text:p text:style-name="P10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6495948567037088280" text:style-name="L86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7354824395006861801" text:style-name="L87">
              <text:list-item>
                <text:p text:style-name="P103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6917112090340712396" text:style-name="L88">
              <text:list-item>
                <text:p text:style-name="P104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8426274130217946958" text:style-name="L89">
              <text:list-item>
                <text:p text:style-name="P105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2693028570487537666" text:style-name="L90">
              <text:list-item>
                <text:p text:style-name="P10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7111596666811613487" text:style-name="L91">
              <text:list-item>
                <text:p text:style-name="P10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182890548066425010" text:style-name="L92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4310605541225761342" text:style-name="L93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4446418293564076673" text:style-name="L94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729974667654689800" text:style-name="L95">
              <text:list-item>
                <text:p text:style-name="P111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5091367260271916068" text:style-name="L96">
              <text:list-item>
                <text:p text:style-name="P112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2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7687994538618903769" text:style-name="L97">
              <text:list-item>
                <text:p text:style-name="P113">開始　： ９時半すぎ。</text:p>
              </text:list-item>
              <text:list-item>
                <text:p text:style-name="P113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6992657181986468757" text:style-name="L98">
              <text:list-item>
                <text:p text:style-name="P114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5832501980776245063" text:style-name="L99">
              <text:list-item>
                <text:p text:style-name="P115">세탁 담당 사람. 고령이라고 보인다.</text:p>
              </text:list-item>
              <text:list-item>
                <text:p text:style-name="P115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5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8876042046391436306" text:style-name="L100">
              <text:list-item>
                <text:p text:style-name="P116">젊은 사람. 30대 중반 정도 일까.</text:p>
              </text:list-item>
              <text:list-item>
                <text:p text:style-name="P116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8484326830905311081" text:style-name="L101">
              <text:list-item>
                <text:p text:style-name="P117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4185477087016838145" text:style-name="L102">
              <text:list-item>
                <text:p text:style-name="P118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3162035891699728037" text:style-name="L103">
              <text:list-item>
                <text:p text:style-name="P119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4926152437334111369" text:style-name="L104">
              <text:list-item>
                <text:p text:style-name="P120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2448380430367155097" text:style-name="L105">
              <text:list-item>
                <text:p text:style-name="P121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6391938074518534852" text:style-name="L106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4890336627858733102" text:style-name="L107">
              <text:list-item>
                <text:p text:style-name="P12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7157008015426198900" text:style-name="L108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1966279337798115952" text:style-name="L109">
              <text:list-item>
                <text:p text:style-name="P12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345358189351976084" text:style-name="L110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8266156267957241181" text:style-name="L111">
              <text:list-item>
                <text:p text:style-name="P127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5681753888011626166" text:style-name="L112">
              <text:list-item>
                <text:p text:style-name="P128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90</dc:date><text:p text:style-name="P251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7034768505916216361" text:style-name="L113">
              <text:list-item>
                <text:p text:style-name="P129">開始　：　9:15 경.</text:p>
              </text:list-item>
              <text:list-item>
                <text:p text:style-name="P129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5554823324813447076" text:style-name="L114">
              <text:list-item>
                <text:p text:style-name="P130">“KYOEI FUJITA”</text:p>
              </text:list-item>
              <text:list-item>
                <text:p text:style-name="P130">3 명. 한 사람은 일본인. / 타설 후반엔 베트남인 두 사람.</text:p>
              </text:list-item>
              <text:list-item>
                <text:p text:style-name="P130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3599935256828468551" text:style-name="L115"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3109534696686991871" text:style-name="L116">
              <text:list-item>
                <text:p text:style-name="P132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7431539076181371037" text:style-name="L117">
              <text:list-item>
                <text:p text:style-name="P13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536770928532667233" text:style-name="L118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158590975164975017" text:style-name="L119">
              <text:list-item>
                <text:p text:style-name="P135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5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9147924510745922443" text:style-name="L120">
              <text:list-item>
                <text:p text:style-name="P136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6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8788861111705892360" text:style-name="L121">
              <text:list-item>
                <text:p text:style-name="P137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1125659244928120076" text:style-name="L122">
              <text:list-item>
                <text:p text:style-name="P138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356420737919345322" text:style-name="L123">
              <text:list-item>
                <text:p text:style-name="P13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665232164530349303" text:style-name="L124">
              <text:list-item>
                <text:p text:style-name="P14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5022921064508813602" text:style-name="L125">
              <text:list-item>
                <text:p text:style-name="P141">현장 앞에 돗자리. 조깅하는 사람들, 때때로.</text:p>
              </text:list-item>
              <text:list-item>
                <text:p text:style-name="P141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5130966316539459708" text:style-name="L126">
              <text:list-item>
                <text:p text:style-name="P142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6592115278262820489" text:style-name="L127">
              <text:list-item>
                <text:p text:style-name="P143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4501088821161981738" text:style-name="L128">
              <text:list-item>
                <text:p text:style-name="P144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8222518006692343573" text:style-name="L129">
              <text:list-item>
                <text:p text:style-name="P145">開始 <text:s/>：　9시 지날 경.</text:p>
              </text:list-item>
              <text:list-item>
                <text:p text:style-name="P145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3312893877757657773" text:style-name="L130">
              <text:list-item>
                <text:p text:style-name="P146">두 사람. 모두 고령 분.</text:p>
              </text:list-item>
              <text:list-item>
                <text:p text:style-name="P146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276918444231709558" text:style-name="L131">
              <text:list-item>
                <text:p text:style-name="P147">한 사람을 제외해 다른 사람들은 모두 고령자 (라고 보였다.). </text:p>
              </text:list-item>
              <text:list-item>
                <text:p text:style-name="P147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7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2736370843797793432" text:style-name="L132">
              <text:list-item>
                <text:p text:style-name="P148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4698090024946180834" text:style-name="L133">
              <text:list-item>
                <text:p text:style-name="P149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8881943761427280061" text:style-name="L134">
              <text:list-item>
                <text:p text:style-name="P150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3353313983799699588" text:style-name="L135">
              <text:list-item>
                <text:p text:style-name="P151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8063861331833063538" text:style-name="L136">
              <text:list-item>
                <text:p text:style-name="P152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1068062076338473800" text:style-name="L137">
              <text:list-item>
                <text:p text:style-name="P153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4444955126485150017" text:style-name="L138">
              <text:list-item>
                <text:p text:style-name="P154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890916616378231438" text:style-name="L139">
              <text:list-item>
                <text:p text:style-name="P15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7399654835168814879" text:style-name="L140">
              <text:list-item>
                <text:p text:style-name="P15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2696054616427423945" text:style-name="L141">
              <text:list-item>
                <text:p text:style-name="P157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172500458144136203" text:style-name="L142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6753172823762001775" text:style-name="L143">
              <text:list-item>
                <text:p text:style-name="P159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2574998136370480684" text:style-name="L144">
              <text:list-item>
                <text:p text:style-name="P160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121470725385425236" text:style-name="L145">
              <text:list-item>
                <text:p text:style-name="P161">開始 <text:s/>9 시 무렵 일까. 아침례 후, 곧이 아니.</text:p>
              </text:list-item>
              <text:list-item>
                <text:p text:style-name="P161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1578946674321928271" text:style-name="L146">
              <text:list-item>
                <text:p text:style-name="P162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1367120361958836104" text:style-name="L147">
              <text:list-item>
                <text:p text:style-name="P163">노란색 헬멧.</text:p>
              </text:list-item>
              <text:list-item>
                <text:p text:style-name="P163">직장 분 일까. 몸집. 콧수염. 안경을 쓰고 있었는지.</text:p>
                <text:list>
                  <text:list-item>
                    <text:p text:style-name="P163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6220923198729549873" text:style-name="L148">
              <text:list-item>
                <text:p text:style-name="P164">흰 처럼 색의 옷, 입고 있다.</text:p>
              </text:list-item>
              <text:list-item>
                <text:p text:style-name="P164">여름철의 에어컨 옷 일까.</text:p>
              </text:list-item>
              <text:list-item>
                <text:p text:style-name="P164">백발, 약간 있음. 뚱뚱한다.</text:p>
              </text:list-item>
              <text:list-item>
                <text:p text:style-name="P164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8893798333035954603" text:style-name="L149"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8848240054790899527" text:style-name="L150"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9140763645865928337" text:style-name="L151">
              <text:list-item>
                <text:p text:style-name="P167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2972508384156357176" text:style-name="L152">
              <text:list-item>
                <text:p text:style-name="P168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534947780986120786" text:style-name="L153">
              <text:list-item>
                <text:p text:style-name="P169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5690340407105020144" text:style-name="L154">
              <text:list-item>
                <text:p text:style-name="P170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9220001844671280561" text:style-name="L155">
              <text:list-item>
                <text:p text:style-name="P171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7823801160847741627" text:style-name="L156">
              <text:list-item>
                <text:p text:style-name="P172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2954443443355543341" text:style-name="L157">
              <text:list-item>
                <text:p text:style-name="P173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4412754405334848214" text:style-name="L158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3524144043601529580" text:style-name="L159">
              <text:list-item>
                <text:p text:style-name="P175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7267385308250796663" text:style-name="L160">
              <text:list-item>
                <text:p text:style-name="P176">펌프차. 그의 팔. 팔 팁에 공기 튜브가 붙져있다.</text:p>
              </text:list-item>
              <text:list-item>
                <text:p text:style-name="P176">여기에 부딪치면, 튜브가 분리될 가능성. 그러자, 튜브 자체가 날아, 자신의 눈 등에 부딪힐 가능성. </text:p>
              </text:list-item>
              <text:list-item>
                <text:p text:style-name="P176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2457393662108940114" text:style-name="L161">
              <text:list-item>
                <text:p text:style-name="P177">開始　9시 정도에는 시작하고 있었는가.</text:p>
              </text:list-item>
              <text:list-item>
                <text:p text:style-name="P177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322167500982773640" text:style-name="L162">
              <text:list-item>
                <text:p text:style-name="P178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8907795150367357475" text:style-name="L163">
              <text:list-item>
                <text:p text:style-name="P179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529540207635543505" text:style-name="L164">
              <text:list-item>
                <text:p text:style-name="P180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2005741063737759539" text:style-name="L165">
              <text:list-item>
                <text:p text:style-name="P18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4132816094868708844" text:style-name="L166">
              <text:list-item>
                <text:p text:style-name="P182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3472678244260171484" text:style-name="L167">
              <text:list-item>
                <text:p text:style-name="P183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3100131995439091641" text:style-name="L168">
              <text:list-item>
                <text:p text:style-name="P184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4455510435559712786" text:style-name="L169">
              <text:list-item>
                <text:p text:style-name="P185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3738288098282104341" text:style-name="L170">
              <text:list-item>
                <text:p text:style-name="P186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4571038493339106258" text:style-name="L171">
              <text:list-item>
                <text:p text:style-name="P18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2607870103782297179" text:style-name="L172">
              <text:list-item>
                <text:p text:style-name="P188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5934034773066260710" text:style-name="L173">
              <text:list-item>
                <text:p text:style-name="P189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5341698455233662311" text:style-name="L174">
              <text:list-item>
                <text:p text:style-name="P190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1108295082351912607" text:style-name="L175">
              <text:list-item>
                <text:p text:style-name="P191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1069392432723655839" text:style-name="L176">
              <text:list-item>
                <text:p text:style-name="P192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146434952956279249" text:style-name="L209">
              <text:list-item>
                <text:p text:style-name="P223">開始　：　１０時過ぎ</text:p>
              </text:list-item>
              <text:list-item>
                <text:p text:style-name="P223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84634350867180439" text:style-name="L177">
              <text:list-item>
                <text:p text:style-name="P193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4342795576747720223" text:style-name="L178">
              <text:list-item>
                <text:p text:style-name="P194">バイブの人。私の担当。６０過ぎか。老人の風貌。小柄。１６０少しか。（P1）</text:p>
              </text:list-item>
              <text:list-item>
                <text:p text:style-name="P194">もうひとり、１７５近くか。痩せている。職長さんか。（P2）</text:p>
              </text:list-item>
              <text:list-item>
                <text:p text:style-name="P194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391339812828702733" text:style-name="L179">
              <text:list-item>
                <text:p text:style-name="P195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2190495388149722936" text:style-name="L180">
              <text:list-item>
                <text:p text:style-name="P196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4873324105216075087" text:style-name="L181">
              <text:list-item>
                <text:p text:style-name="P197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7498656466130903414" text:style-name="L182">
              <text:list-item>
                <text:p text:style-name="P198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6207469815217910450" text:style-name="L183">
              <text:list-item>
                <text:p text:style-name="P199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3410315539298495481" text:style-name="L184">
              <text:list-item>
                <text:p text:style-name="P200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4011177055345188420" text:style-name="L185">
              <text:list-item>
                <text:p text:style-name="P201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568135794209816867" text:style-name="L186">
              <text:list-item>
                <text:p text:style-name="P202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7914330127739965484" text:style-name="L187">
              <text:list-item>
                <text:p text:style-name="P203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364012665090050503" text:style-name="L188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1677640831474396064" text:style-name="L189">
              <text:list-item>
                <text:p text:style-name="P205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5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5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5711962379028151313" text:style-name="L190">
              <text:list-item>
                <text:p text:style-name="P20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7902230767590748948" text:style-name="L191">
              <text:list-item>
                <text:p text:style-name="P207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/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34712803" text:continue-list="list6935013319358964116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8536302442306522844" text:style-name="L210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5501251596895895768" text:style-name="L211">
              <text:list-item>
                <text:p text:style-name="P225"/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753060844721390592" text:style-name="L212">
              <text:list-item>
                <text:p text:style-name="P226"/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pan text:style-name="T2">警備</text:span></text:p>
          </table:table-cell>
          <table:table-cell table:style-name="表11.C2" office:value-type="string">
            <text:list xml:id="list894469969640803349" text:style-name="L213">
              <text:list-item>
                <text:p text:style-name="P227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7238860894524004637" text:style-name="L214">
              <text:list-item>
                <text:p text:style-name="P228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5085225958345348874" text:style-name="L215">
              <text:list-item>
                <text:p text:style-name="P229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<text:soft-page-break/>ん</text:p>
          </table:table-cell>
          <table:table-cell table:style-name="表11.C2" office:value-type="string">
            <text:list xml:id="list4148286700999940820" text:style-name="L216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1842360134745916948" text:style-name="L217">
              <text:list-item>
                <text:p text:style-name="P23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4322498629124994586" text:style-name="L218">
              <text:list-item>
                <text:p text:style-name="P232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4781516599027360647" text:style-name="L219">
              <text:list-item>
                <text:p text:style-name="P233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2696424465880130683" text:style-name="L220">
              <text:list-item>
                <text:p text:style-name="P234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4747294976933612278" text:style-name="L221">
              <text:list-item>
                <text:p text:style-name="P235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554154005590769069" text:style-name="L222">
              <text:list-item>
                <text:p text:style-name="P236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1824138478881536430" text:style-name="L223">
              <text:list-item>
                <text:p text:style-name="P237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3277669578991386956" text:style-name="L224">
              <text:list-item>
                <text:p text:style-name="P238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ext:soft-page-break/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4703262" text:continue-list="list34712803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6301755569349985797" text:style-name="L192">
              <text:list-item>
                <text:p text:style-name="P20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5704455231510979447" text:style-name="L193">
              <text:list-item>
                <text:p text:style-name="P209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7943241258497198714" text:style-name="L194">
              <text:list-item>
                <text:p text:style-name="P210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4305035710913343619" text:style-name="L195">
              <text:list-item>
                <text:p text:style-name="P21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6886260183649330370" text:style-name="L196">
              <text:list-item>
                <text:p text:style-name="P212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7321667599449367663" text:style-name="L197">
              <text:list-item>
                <text:p text:style-name="P213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1824630664145751610" text:style-name="L198">
              <text:list-item>
                <text:p text:style-name="P214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3719576649006519420" text:style-name="L199">
              <text:list-item>
                <text:p text:style-name="P21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6756722415511947392" text:style-name="L200">
              <text:list-item>
                <text:p text:style-name="P216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2755440607401552908" text:style-name="L201">
              <text:list-item>
                <text:p text:style-name="P21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8728825815091614739" text:style-name="L202">
              <text:list-item>
                <text:p text:style-name="P21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7623918966103157587" text:style-name="L203">
              <text:list-item>
                <text:p text:style-name="P219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4736041062848395112" text:style-name="L204">
              <text:list-item>
                <text:p text:style-name="P220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<text:soft-page-break/>たこと</text:p>
          </table:table-cell>
          <table:table-cell table:style-name="表13.C2" office:value-type="string">
            <text:list xml:id="list9141724144572987534" text:style-name="L205">
              <text:list-item>
                <text:p text:style-name="P22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3882203453570944029" text:style-name="L206">
              <text:list-item>
                <text:p text:style-name="P222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5464588273447500600" text:style-name="L207">
        <text:list-item>
          <text:p text:style-name="P244">start apps</text:p>
          <text:list>
            <text:list-item>
              <text:p text:style-name="P244">doc (this)</text:p>
            </text:list-item>
            <text:list-item>
              <text:p text:style-name="P244">folder : C:\WORKS_2\WS\WS_Others.miscs\misc_files</text:p>
            </text:list-item>
            <text:list-item>
              <text:p text:style-name="P244">web page</text:p>
              <text:list>
                <text:list-item>
                  <text:p text:style-name="P244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2084297528653057787" text:style-name="L208">
        <text:list-item>
          <text:p text:style-name="P242">close</text:p>
          <text:list>
            <text:list-item>
              <text:p text:style-name="P242">image file</text:p>
            </text:list-item>
            <text:list-item>
              <text:p text:style-name="P242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42">folder : C:\WORKS_2\WS\WS_Others.miscs\misc_files</text:p>
            </text:list-item>
            <text:list-item>
              <text:p text:style-name="P242">this</text:p>
            </text:list-item>
          </text:list>
        </text:list-item>
        <text:list-item>
          <text:p text:style-name="P242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ext:soft-page-break/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4702292" text:continue-numbering="true" text:style-name="L208">
        <text:list-item>
          <text:p text:style-name="P250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3-03T14:46:58.79</dc:date>
    <dc:creator>iwabuchi ken</dc:creator>
    <meta:editing-duration>P2DT12H12M9S</meta:editing-duration>
    <meta:editing-cycles>347</meta:editing-cycles>
    <meta:generator>OpenOffice/4.1.3$Win32 OpenOffice.org_project/413m1$Build-9783</meta:generator>
    <meta:document-statistic meta:table-count="15" meta:image-count="0" meta:object-count="0" meta:page-count="25" meta:paragraph-count="755" meta:word-count="7383" meta:character-count="11824"/>
  </office:meta>
</office:document-meta>
</file>